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list-style-name="L5">
      <style:graphic-properties draw:stroke="none" svg:stroke-color="#000000" draw:fill="none" draw:fill-color="#ffffff" draw:auto-grow-height="true" draw:auto-grow-width="false" fo:max-height="0cm" fo:min-height="0cm"/>
    </style:style>
    <style:style style:name="gr4" style:family="graphic" style:parent-style-name="standard" style:list-style-name="L4">
      <style:graphic-properties draw:stroke="none" svg:stroke-color="#000000" draw:fill="none" draw:fill-color="#ffffff" draw:auto-grow-height="true" draw:auto-grow-width="false" fo:max-height="0cm" fo:min-height="0cm"/>
    </style:style>
    <style:style style:name="gr5" style:family="graphic" style:parent-style-name="standard" style:list-style-name="L4">
      <style:graphic-properties draw:stroke="none" svg:stroke-width="0.1cm" svg:stroke-color="#000000" draw:fill="none" draw:fill-color="#ffffff" draw:auto-grow-height="true" draw:auto-grow-width="false" fo:max-height="0cm" fo:min-height="3.684cm" fo:padding-top="0.175cm" fo:padding-bottom="0.175cm" fo:padding-left="0.3cm" fo:padding-right="0.3cm"/>
    </style:style>
    <style:style style:name="gr6" style:family="graphic" style:parent-style-name="standard" style:list-style-name="L5">
      <style:graphic-properties draw:stroke="none" svg:stroke-width="0.1cm" draw:fill="none" fo:min-height="6.15cm" fo:padding-top="0.175cm" fo:padding-bottom="0.175cm" fo:padding-left="0.3cm" fo:padding-right="0.3cm"/>
    </style:style>
    <style:style style:name="gr7" style:family="graphic" style:parent-style-name="standard">
      <style:graphic-properties draw:ole-draw-aspect="1"/>
    </style:style>
    <style:style style:name="gr8" style:family="graphic" style:parent-style-name="standard">
      <style:graphic-properties draw:fill="solid" draw:fill-color="#ffffff" draw:textarea-horizontal-align="justify" draw:textarea-vertical-align="middle" draw:auto-grow-height="false" fo:min-height="0cm" fo:min-width="0cm" fo:wrap-option="no-wrap"/>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fo:min-height="3.256cm"/>
    </style:style>
    <style:style style:name="pr5" style:family="presentation" style:parent-style-name="Blue-outline1">
      <style:graphic-properties fo:min-height="13.609cm"/>
    </style:style>
    <style:style style:name="pr6" style:family="presentation" style:parent-style-name="Blue-notes">
      <style:graphic-properties draw:fill-color="#ffffff" fo:min-height="13.114cm"/>
    </style:style>
    <style:style style:name="pr7" style:family="presentation" style:parent-style-name="Blue-outline1">
      <style:graphic-properties fo:min-height="7.086cm"/>
    </style:style>
    <style:style style:name="pr8" style:family="presentation" style:parent-style-name="Blue-title">
      <style:graphic-properties draw:auto-grow-height="true" fo:min-height="3.507cm"/>
    </style:style>
    <style:style style:name="pr9" style:family="presentation" style:parent-style-name="Blue-outline1">
      <style:graphic-properties fo:min-height="12.60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fo:font-size="28pt" style:font-size-asian="28pt" style:font-size-complex="28pt"/>
    </style:style>
    <style:style style:name="P4" style:family="paragraph">
      <style:paragraph-properties fo:margin-left="0.6cm" fo:margin-right="0cm" fo:text-indent="-0.6cm"/>
    </style:style>
    <style:style style:name="P5" style:family="paragraph">
      <style:text-properties fo:font-size="40pt" style:font-size-asian="40pt" style:font-size-complex="40pt"/>
    </style:style>
    <style:style style:name="P6" style:family="paragraph">
      <style:paragraph-properties fo:line-height="100%"/>
    </style:style>
    <style:style style:name="P7" style:family="paragraph">
      <style:text-properties fo:font-size="26pt" style:font-size-asian="26pt" style:font-size-complex="26pt"/>
    </style:style>
    <style:style style:name="P8" style:family="paragraph">
      <style:paragraph-properties fo:text-align="center"/>
    </style:style>
    <style:style style:name="P9" style:family="paragraph">
      <style:paragraph-properties fo:text-align="center"/>
      <style:text-properties fo:font-size="36pt" style:font-size-asian="36pt" style:font-size-complex="36pt"/>
    </style:style>
    <style:style style:name="T1" style:family="text">
      <style:text-properties fo:color="#aecf00"/>
    </style:style>
    <style:style style:name="T2" style:family="text">
      <style:text-properties fo:color="#aecf00" fo:font-family="'DejaVu Sans'" style:font-style-name="Book" style:font-family-generic="swiss" fo:font-size="16pt" style:font-family-asian="'DejaVu Sans'" style:font-style-name-asian="Book" style:font-family-generic-asian="swiss" style:font-size-asian="16pt" style:font-family-complex="'DejaVu Sans'" style:font-style-name-complex="Book" style:font-family-generic-complex="swiss" style:font-size-complex="16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font-size="40pt" style:font-size-asian="40pt" style:font-size-complex="40pt"/>
    </style:style>
    <style:style style:name="T6" style:family="text">
      <style:text-properties fo:font-size="26pt" style:font-size-asian="26pt" style:font-size-complex="26pt"/>
    </style:style>
    <style:style style:name="T7" style:family="text">
      <style:text-properties fo:font-size="22pt" style:font-size-asian="22pt" style:font-size-complex="22pt"/>
    </style:style>
    <style:style style:name="T8" style:family="text">
      <style:text-properties fo:text-shadow="none" fo:font-weight="bold" style:font-weight-asian="bold" style:font-weight-complex="bold"/>
    </style:style>
    <style:style style:name="T9" style:family="text">
      <style:text-properties fo:font-style="normal" fo:text-shadow="none" style:text-underline-style="none" fo:font-weight="normal" style:font-style-asian="normal" style:font-weight-asian="normal" style:font-style-complex="normal" style:font-weight-complex="normal"/>
    </style:style>
    <style:style style:name="T10" style:family="text">
      <style:text-properties fo:font-style="normal" fo:text-shadow="none" style:text-underline-style="none" fo:font-weight="bold" style:font-style-asian="normal" style:font-weight-asian="bold" style:font-style-complex="normal"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32pt" style:font-size-asian="32pt" style:font-size-complex="32pt"/>
    </style:style>
    <style:style style:name="T1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ue" presentation:presentation-page-layout-name="AL1T1" draw:id="id1">
        <office:forms form:automatic-focus="false" form:apply-design-mode="false"/>
        <draw:frame presentation:style-name="pr1" draw:text-style-name="P1" draw:layer="layout" svg:width="25.199cm" svg:height="3.507cm" svg:x="1.301cm" svg:y="0cm" presentation:class="title" presentation:user-transformed="true">
          <draw:text-box>
            <text:p>Pianificazione, sviluppo e test di <text:span text:style-name="T1">Quiz ++</text:span><text:span text:style-name="T2">®</text:span> <text:s text:c="2"/><text:span text:style-name="T3">Testual Edition</text:span></text:p>
          </draw:text-box>
        </draw:frame>
        <draw:frame presentation:style-name="pr2" draw:text-style-name="P2" draw:layer="layout" svg:width="25.199cm" svg:height="13.86cm" svg:x="1.4cm" svg:y="4.914cm" presentation:class="outline">
          <draw:text-box>
            <text:list text:style-name="L2">
              <text:list-item>
                <text:p>Quiz Plus</text:p>
              </text:list-item>
            </text:list>
            <text:p/>
          </draw:text-box>
        </draw:frame>
        <draw:frame draw:style-name="gr1" draw:text-style-name="P3" draw:layer="layout" svg:width="25cm" svg:height="4.655cm" svg:x="1.5cm" svg:y="7.845cm">
          <draw:text-box>
            <text:p><text:span text:style-name="T4">Quiz è un programma allo stato embrionale sviluppato in python, con lo scopo di realizzare uno strumento didattico per la somministrazione di test\questionari a studenti e per l'autoappredimento.</text:span></text:p>
          </draw:text-box>
        </draw:frame>
        <draw:frame draw:style-name="gr1" draw:text-style-name="P3" draw:layer="layout" svg:width="25.5cm" svg:height="3.554cm" svg:x="1.5cm" svg:y="13.5cm">
          <draw:text-box>
            <text:p><text:span text:style-name="T4">Nella seguente presentazione verranno illustrati i principali momenti che hanno composto lo sviluppo, la pianificazione e il test di Quiz ++!</text:span></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Blue" presentation:presentation-page-layout-name="AL1T1" draw:id="id2">
        <office:forms form:automatic-focus="false" form:apply-design-mode="false"/>
        <draw:frame presentation:style-name="pr4" draw:text-style-name="P5" draw:layer="layout" svg:width="25.199cm" svg:height="3.256cm" svg:x="1.301cm" svg:y="0.125cm" presentation:class="title" presentation:user-transformed="true">
          <draw:text-box>
            <text:list text:style-name="L1">
              <text:list-header>
                <text:p><text:span text:style-name="T5">Lo studio delle funzionalità</text:span></text:p>
              </text:list-header>
            </text:list>
          </draw:text-box>
        </draw:frame>
        <draw:frame presentation:style-name="pr5" draw:layer="layout" svg:width="25.199cm" svg:height="13.609cm" svg:x="1.301cm" svg:y="4.5cm" presentation:class="outline" presentation:user-transformed="true">
          <draw:text-box>
            <text:list text:style-name="L2">
              <text:list-item>
                <text:p>Abbiamo definito le principali funzionalità del programma:</text:p>
              </text:list-item>
            </text:list>
            <text:list text:style-name="L3">
              <text:list-item>
                <text:list>
                  <text:list-header>
                    <text:p/>
                  </text:list-header>
                </text:list>
              </text:list-item>
            </text:list>
            <text:list text:style-name="L2">
              <text:list-header>
                <text:p/>
                <text:p/>
                <text:p/>
              </text:list-header>
            </text:list>
          </draw:text-box>
        </draw:frame>
        <draw:frame draw:style-name="gr3" draw:layer="layout" svg:width="20cm" svg:height="1.187cm" svg:x="4cm" svg:y="9cm">
          <draw:text-box>
            <text:p/>
          </draw:text-box>
        </draw:frame>
        <draw:frame draw:style-name="gr4" draw:text-style-name="P7" draw:layer="layout" svg:width="23cm" svg:height="10.084cm" svg:x="2.5cm" svg:y="7.916cm">
          <draw:text-box>
            <text:list text:style-name="L4">
              <text:list-item>
                <text:p text:style-name="P6"><text:span text:style-name="T4"><text:s/></text:span><text:span text:style-name="T4">Gestione utenti, (login, iscrizione e cancellazione)</text:span></text:p>
              </text:list-item>
              <text:list-item>
                <text:p text:style-name="P6"><text:span text:style-name="T4"><text:s/></text:span><text:span text:style-name="T4">Pannello Amministrativo con funzionalità per gestire i questionari, le domande, le risposte e gli utenti.</text:span><text:span text:style-name="T4"><text:tab/></text:span></text:p>
              </text:list-item>
              <text:list-item>
                <text:p text:style-name="P6"><text:span text:style-name="T4"><text:s/></text:span><text:span text:style-name="T4">Gestione dei quiz\questionari per argomento\materia</text:span></text:p>
              </text:list-item>
              <text:list-item>
                <text:p text:style-name="P6"><text:span text:style-name="T4"><text:s/></text:span><text:span text:style-name="T4">Pannello Utente per la scelta dell'argomento.</text:span></text:p>
              </text:list-item>
              <text:list-item>
                <text:p text:style-name="P6"><text:span text:style-name="T4"><text:s/></text:span><text:span text:style-name="T4">Valutazione finale</text:span></text:p>
                <text:p><text:span text:style-name="T6"/></text:p>
              </text:list-item>
            </text:list>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1T1" draw:id="id3">
        <office:forms form:automatic-focus="false" form:apply-design-mode="false"/>
        <draw:frame presentation:style-name="pr4" draw:layer="layout" svg:width="25.199cm" svg:height="3.256cm" svg:x="1.301cm" svg:y="0.125cm" presentation:class="title">
          <draw:text-box>
            <text:p>Disegno del Db MySql</text:p>
          </draw:text-box>
        </draw:frame>
        <draw:frame presentation:style-name="pr5" draw:layer="layout" svg:width="25.199cm" svg:height="13.609cm" svg:x="1.4cm" svg:y="4.914cm" presentation:class="outline" presentation:user-transformed="true">
          <draw:text-box>
            <text:list text:style-name="L2">
              <text:list-item>
                <text:p>Abbiamo quindi disegnato lo schema logico del programma e cominciato a studiare la struttura del database e dei moduli necessari allo sviluppo.</text:p>
              </text:list-item>
              <text:list-item>
                <text:p>Tramite lo schema logico del programma è stato quindi possibile capire come strutturare in maniera semplice ed efficace il database <text:s/>come segue:</text:p>
              </text:list-item>
            </text:list>
          </draw:text-box>
        </draw:frame>
        <draw:frame draw:style-name="gr5" draw:layer="layout" svg:width="15.5cm" svg:height="4.534cm" svg:x="7cm" svg:y="15cm">
          <draw:text-box>
            <text:list text:style-name="L4">
              <text:list-item>
                <text:p><text:span text:style-name="T7"><text:s/></text:span><text:span text:style-name="T7">Utenti</text:span></text:p>
              </text:list-item>
              <text:list-item>
                <text:p><text:span text:style-name="T7"><text:s/></text:span><text:span text:style-name="T7">Domande</text:span></text:p>
              </text:list-item>
              <text:list-item>
                <text:p><text:span text:style-name="T7"><text:s/></text:span><text:span text:style-name="T7">Risposte</text:span></text:p>
              </text:list-item>
              <text:list-item>
                <text:p><text:span text:style-name="T7"><text:s/></text:span><text:span text:style-name="T7">Questionario (scheda,questionario)</text:span></text:p>
                <text:p/>
              </text:list-item>
            </text:list>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1T1" draw:id="id4">
        <office:forms form:automatic-focus="false" form:apply-design-mode="false"/>
        <draw:frame presentation:style-name="pr4" draw:layer="layout" svg:width="25.199cm" svg:height="3.256cm" svg:x="1.301cm" svg:y="0.125cm" presentation:class="title" presentation:user-transformed="true">
          <draw:text-box>
            <text:p>Sviluppo con Python</text:p>
          </draw:text-box>
        </draw:frame>
        <draw:frame presentation:style-name="pr5" draw:layer="layout" svg:width="25.199cm" svg:height="14.542cm" svg:x="1.4cm" svg:y="4.914cm" presentation:class="outline" presentation:user-transformed="true">
          <draw:text-box>
            <text:list text:style-name="L2">
              <text:list-item>
                <text:p>Creazione e studio delle classi e dei metodi:</text:p>
                <text:list>
                  <text:list-header>
                    <text:p><text:span text:style-name="T8">Classe Db: Gestione del Database</text:span></text:p>
                  </text:list-header>
                  <text:list-item>
                    <text:p>Le chiamate al database vengono gestite tramite oggetti generati da questa classe. Si potrebbe gestire il programma su Db differenti modificando questa classe.</text:p>
                    <text:p><text:span text:style-name="T8">Classe DomaRisp: Estrazione questionario e consultazione domande risposte</text:span></text:p>
                    <text:p><text:span text:style-name="T9">Moduli utilizzati</text:span><text:span text:style-name="T10">: MysqlDb, Random, String, DateTime.</text:span></text:p>
                  </text:list-item>
                </text:list>
                <text:p><text:span text:style-name="T11"/></text:p>
              </text:list-item>
            </text:list>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1T1" draw:id="id5">
        <office:forms form:automatic-focus="false" form:apply-design-mode="false"/>
        <draw:frame presentation:style-name="pr4" draw:layer="layout" svg:width="25.199cm" svg:height="3.256cm" svg:x="1.301cm" svg:y="0.125cm" presentation:class="title">
          <draw:text-box>
            <text:p>Problematiche Affrontate</text:p>
          </draw:text-box>
        </draw:frame>
        <draw:frame presentation:style-name="pr7" draw:layer="layout" svg:width="25.199cm" svg:height="8.158cm" svg:x="1.4cm" svg:y="4.914cm" presentation:class="outline" presentation:user-transformed="true">
          <draw:text-box>
            <text:list text:style-name="L2">
              <text:list-item>
                <text:p>Valutazione di utilizzo di un gestore di interfaccia grafica (GLADE) --&gt; esito negativo: </text:p>
                <text:list>
                  <text:list-header>
                    <text:p><text:span text:style-name="T6">Sarebbe stato necessario dei margini di tempo maggiori per apprendere il sistema di sviluppo e per l'implementazione del codice di programmazione per una gestione degli eventi invece che uno sviluppo di un programma procedurale.</text:span></text:p>
                  </text:list-header>
                </text:list>
              </text:list-item>
            </text:list>
          </draw:text-box>
        </draw:frame>
        <draw:frame draw:style-name="gr6" draw:layer="layout" svg:width="26cm" svg:height="6.5cm" svg:x="1cm" svg:y="14cm">
          <draw:text-box>
            <text:list text:style-name="L2">
              <text:list-item>
                <text:p><text:span text:style-name="T12">Gestione Del Database:</text:span></text:p>
                <text:p><text:span text:style-name="T6"><text:s text:c="4"/></text:span><text:span text:style-name="T6">Per facilitare <text:s/>e velocizzare la scrittura del programma <text:s text:c="8"/>abbiamo scelto di creare una classe per gestire le <text:s text:c="15"/>chiamate al database.</text:span></text:p>
              </text:list-item>
            </text:list>
          </draw:text-box>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presentation:presentation-page-layout-name="AL1T1" draw:id="id6">
        <office:forms form:automatic-focus="false" form:apply-design-mode="false"/>
        <draw:frame presentation:style-name="pr4" draw:layer="layout" svg:width="25.199cm" svg:height="3.256cm" svg:x="1.301cm" svg:y="0.125cm" presentation:class="title">
          <draw:text-box>
            <text:p>Problematiche Affrontate</text:p>
          </draw:text-box>
        </draw:frame>
        <draw:frame presentation:style-name="pr5" draw:layer="layout" svg:width="25.199cm" svg:height="15.161cm" svg:x="1.5cm" svg:y="6.4cm" presentation:class="outline" presentation:user-transformed="true">
          <draw:text-box>
            <text:list text:style-name="L2">
              <text:list-item>
                <text:p>Difficoltà nella distribuzione del lavoro progettuale, varie modifiche prese in corso d'opera e sviluppo del progetto.</text:p>
              </text:list-item>
              <text:list-item>
                <text:p>Idee divergenti dei partecipanti al progetto per quanto riguarda la progettazione del database.</text:p>
              </text:list-item>
              <text:list-item>
                <text:p>Valutazione del lavoro da fare in relazione al tempo a disposizione. </text:p>
              </text:list-item>
              <text:list-item>
                <text:p>Gestione dei conflitti nel lavoro di squadra.</text:p>
                <text:p/>
                <text:p/>
              </text:list-item>
            </text:list>
          </draw:text-box>
        </draw:frame>
        <anim:par presentation:node-type="timing-root">
          <anim:par smil:begin="id6.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2T8" draw:id="id7">
        <office:forms form:automatic-focus="false" form:apply-design-mode="false"/>
        <draw:frame presentation:style-name="pr8" draw:layer="layout" svg:width="25.199cm" svg:height="3.507cm" svg:x="1.301cm" svg:y="0cm" presentation:class="title">
          <draw:text-box>
            <text:p>Sviluppi Futuri <text:s text:c="4"/><text:span text:style-name="T1">Quiz ++</text:span><text:span text:style-name="T2">®</text:span> <text:s text:c="2"/></text:p>
          </draw:text-box>
        </draw:frame>
        <draw:frame presentation:style-name="pr5" draw:layer="layout" svg:width="25.199cm" svg:height="17.038cm" svg:x="1cm" svg:y="2.962cm" presentation:class="outline" presentation:user-transformed="true">
          <draw:text-box>
            <text:list text:style-name="L2">
              <text:list-header>
                <text:p/>
              </text:list-header>
              <text:list-item>
                <text:p>Il progetto affrontato ha creato un interesse particolare tra di noi e abbiamo deciso di continuare il lavoro nel suo sviluppo per renderlo più funzionale.</text:p>
                <text:p><text:span text:style-name="T4"/></text:p>
              </text:list-item>
              <text:list-item>
                <text:p><text:span text:style-name="T4">Implementazione dell'interfaccia Grafica</text:span></text:p>
              </text:list-item>
              <text:list-item>
                <text:p><text:span text:style-name="T4">Esami On-line e su Intranet (Client - Server)</text:span></text:p>
              </text:list-item>
              <text:list-item>
                <text:p><text:span text:style-name="T4">Distribuzione con licenza GPL su internet e negli ambiti scolastici e in eventi che promuovono la diffusione e lo sviluppo del software libero.</text:span></text:p>
                <text:p><text:span text:style-name="T4"/></text:p>
              </text:list-item>
            </text:list>
          </draw:text-box>
        </draw:frame>
        <draw:frame draw:name="Object 1" draw:style-name="gr7" draw:layer="layout" svg:width="25.199cm" svg:height="13.864cm" svg:x="1.391cm" svg:y="7.361cm" presentation:class="table" presentation:user-transformed="true">
          <draw:object xlink:href="./Object 1" xlink:type="simple" xlink:show="embed" xlink:actuate="onLoad"/>
          <draw:image xlink:href="./ObjectReplacements/Object 1" xlink:type="simple" xlink:show="embed" xlink:actuate="onLoad"/>
        </draw:frame>
        <anim:par presentation:node-type="timing-root">
          <anim:par smil:begin="id7.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presentation:presentation-page-layout-name="AL1T1" draw:id="id8">
        <office:forms form:automatic-focus="false" form:apply-design-mode="false"/>
        <draw:frame presentation:style-name="pr4" draw:layer="layout" svg:width="25.199cm" svg:height="3.256cm" svg:x="1.301cm" svg:y="0.125cm" presentation:class="title">
          <draw:text-box>
            <text:p>Curiosità</text:p>
          </draw:text-box>
        </draw:frame>
        <draw:frame presentation:style-name="pr9" draw:layer="layout" svg:width="21.699cm" svg:height="12.609cm" svg:x="4.801cm" svg:y="5cm" presentation:class="outline" presentation:user-transformed="true">
          <draw:text-box>
            <text:list text:style-name="L2">
              <text:list-item>
                <text:p>Oltre 500 righe di codice</text:p>
              </text:list-item>
              <text:list-item>
                <text:p>40 Ore di Sviluppo</text:p>
              </text:list-item>
              <text:list-item>
                <text:p>Momenti di confronto e discussione</text:p>
              </text:list-item>
              <text:list-item>
                <text:p>Soddisfazione del risultato raggiunto, delle tecniche usate e di come si è svolto il lavoro</text:p>
                <text:p/>
              </text:list-item>
            </text:list>
          </draw:text-box>
        </draw:frame>
        <draw:custom-shape draw:style-name="gr8" draw:text-style-name="P9" draw:layer="layout" svg:width="24cm" svg:height="5cm" svg:x="1.5cm" svg:y="15cm">
          <text:p text:style-name="P8"><text:span text:style-name="T13">To be continued......</text:span></text:p>
          <draw:enhanced-geometry svg:viewBox="0 0 21600 21600" draw:text-areas="3000 3320 17110 17330" draw:extrusion="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par smil:begin="id8.begin">
            <anim:transitionFilter smil:dur="2s" smil:type="fade" smil:subtype="fadeOverColor"/>
          </anim:par>
          <anim:seq smil:dur="0s" presentation:node-type="main-sequence"/>
        </anim:par>
        <presentation:notes draw:style-name="dp2">
          <draw:page-thumbnail draw:style-name="gr2"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12-15T16:02:42</meta:creation-date>
    <dc:language>fi-FI</dc:language>
    <meta:editing-cycles>4</meta:editing-cycles>
    <meta:editing-duration>PT00H26M38S</meta:editing-duration>
    <meta:initial-creator>maurizio </meta:initial-creator>
    <dc:date>2011-12-16T11:15:03</dc:date>
    <dc:creator>luigi </dc:creator>
    <meta:document-statistic meta:object-count="64"/>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oglio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9.27.44</text:time></text:p>
        </style:region-right>
      </style:header>
      <style:header-left style:display="false"/>
      <style:footer>
        <text:p>Pagina <text:page-number>1</text:page-number> / <text:page-count>99</text:page-count></text:p>
      </style:footer>
      <style:footer-left style:display="false"/>
    </style:master-page>
  </office:master-styles>
</office:document-styles>
</file>